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5pt" fo:font-weight="normal" style:font-size-asian="15pt" style:font-weight-asian="normal" style:font-size-complex="15pt" style:font-weight-complex="normal"/>
    </style:style>
    <style:style style:name="P3" style:family="paragraph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08cm" svg:height="1.27cm" svg:x="7.985cm" svg:y="2.27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08cm" svg:height="1.27cm" svg:x="2.27cm" svg:y="5.445cm">
          <text:p text:style-name="P1">Agent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08cm" svg:height="1.27cm" svg:x="13.7cm" svg:y="5.445cm">
          <text:p text:style-name="P1">Belief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0.525cm" svg:y1="3.54cm" svg:x2="4.81cm" svg:y2="5.445cm" draw:start-shape="id1" draw:start-glue-point="2" draw:end-shape="id2" draw:end-glue-point="0" svg:d="m10525 3540c0 1429-5715 477-5715 1905">
          <text:p/>
        </draw:connector>
        <draw:connector draw:style-name="gr2" draw:text-style-name="P1" draw:layer="layout" draw:type="curve" svg:x1="7.35cm" svg:y1="6.08cm" svg:x2="13.7cm" svg:y2="6.08cm" draw:start-shape="id2" draw:start-glue-point="1" draw:end-shape="id3" svg:d="m7350 6080h6350">
          <text:p/>
        </draw:connector>
        <draw:frame draw:style-name="gr3" draw:text-style-name="P2" draw:layer="layout" svg:width="2.661cm" svg:height="0.839cm" svg:x="5.324cm" svg:y="3.54cm">
          <draw:text-box>
            <text:p text:style-name="P2"><text:span text:style-name="T1">Message</text:span></text:p>
          </draw:text-box>
        </draw:frame>
        <draw:frame draw:style-name="gr3" draw:text-style-name="P3" draw:layer="layout" svg:width="3.948cm" svg:height="0.806cm" svg:x="7.212cm" svg:y="5.274cm">
          <draw:text-box>
            <text:p text:style-name="P3"><text:span text:style-name="T2">Parse message</text:span></text:p>
          </draw:text-box>
        </draw:frame>
        <draw:frame draw:style-name="gr3" draw:text-style-name="P4" draw:layer="layout" svg:width="2.217cm" svg:height="0.839cm" svg:x="11.483cm" svg:y="6.08cm">
          <draw:text-box>
            <text:p text:style-name="P4"><text:span text:style-name="T3">Upd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ethe </meta:initial-creator>
    <meta:creation-date>2012-07-27T12:53:23</meta:creation-date>
    <dc:date>2012-07-27T13:19:35</dc:date>
    <dc:creator>methe </dc:creator>
    <meta:editing-duration>PT12M41S</meta:editing-duration>
    <meta:editing-cycles>1</meta:editing-cycles>
    <meta:generator>LibreOffice/3.3$Unix LibreOffice_project/330m19$Build-401</meta:generator>
    <meta:document-statistic meta:object-count="8"/>
  </office:meta>
</office:document-meta>
</file>